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dae3" officeooo:paragraph-rsid="0000dae3"/>
    </style:style>
    <style:style style:name="P2" style:family="paragraph" style:parent-style-name="Standard">
      <style:text-properties officeooo:rsid="0000dae3" officeooo:paragraph-rsid="00017b4c"/>
    </style:style>
    <style:style style:name="P3" style:family="paragraph" style:parent-style-name="Standard">
      <style:text-properties officeooo:paragraph-rsid="00017b4c"/>
    </style:style>
    <style:style style:name="P4" style:family="paragraph" style:parent-style-name="Table_20_Contents">
      <style:text-properties officeooo:rsid="0000dae3" officeooo:paragraph-rsid="0000dae3"/>
    </style:style>
    <style:style style:name="P5" style:family="paragraph" style:parent-style-name="Table_20_Contents">
      <style:text-properties officeooo:rsid="0000dae3" officeooo:paragraph-rsid="00017b4c"/>
    </style:style>
    <style:style style:name="P6" style:family="paragraph" style:parent-style-name="Table_20_Contents">
      <style:text-properties officeooo:rsid="00017b4c" officeooo:paragraph-rsid="00017b4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yeuse KABANYANA</text:p>
      <text:p text:style-name="P1">001</text:p>
      <text:p text:style-name="P1">Hopper lab</text:p>
      <text:p text:style-name="P1"/>
      <text:p text:style-name="P1">ASSIGNMENT 1</text:p>
      <text:p text:style-name="P1"/>
      <text:p text:style-name="P1">1. GOOD AND BAD UX APP</text:p>
      <text:p text:style-name="P1"/>
      <text:p text:style-name="P1">2.DIFFERENCE BETWEEN USE EXPERIENCE AND USER INTERFACE</text:p>
      <text:p text:style-name="P1"/>
      <table:table table:name="Table1" table:style-name="Table1">
        <table:table-column table:style-name="Table1.A"/>
        <table:table-column table:style-name="Table1.B"/>
        <table:table-row table:style-name="TableLine94330556950624">
          <table:table-cell table:style-name="Table1.A1" office:value-type="string">
            <text:p text:style-name="P4">USER EXPERIENCE</text:p>
          </table:table-cell>
          <table:table-cell table:style-name="Table1.B1" office:value-type="string">
            <text:p text:style-name="P4">USER INTERFACE</text:p>
          </table:table-cell>
        </table:table-row>
        <table:table-row table:style-name="TableLine94330511658016">
          <table:table-cell table:style-name="Table1.A2" office:value-type="string">
            <text:p text:style-name="P4">Goes with the feelings and emotions user gets when using the product.</text:p>
          </table:table-cell>
          <table:table-cell table:style-name="Table1.B2" office:value-type="string">
            <text:p text:style-name="P4">Goes with the visual elements that allow the user to interact with the app.</text:p>
          </table:table-cell>
        </table:table-row>
        <table:table-row table:style-name="TableLine94330511659328">
          <table:table-cell table:style-name="Table1.A2" office:value-type="string">
            <text:p text:style-name="P4">It focuses more on delighting users with products which is more easy and efficient to use.</text:p>
          </table:table-cell>
          <table:table-cell table:style-name="Table1.B2" office:value-type="string">
            <text:p text:style-name="P4">It focuses more on how the product will aesthetically look for the users.</text:p>
          </table:table-cell>
        </table:table-row>
        <table:table-row table:style-name="TableLine94330511659968">
          <table:table-cell table:style-name="Table1.A2" office:value-type="string">
            <text:p text:style-name="P4">Focus more on user friendly and the user journey of using that product.</text:p>
          </table:table-cell>
          <table:table-cell table:style-name="Table1.B2" office:value-type="string">
            <text:p text:style-name="P4">Focus more on the look( images, colors and topography).</text:p>
          </table:table-cell>
        </table:table-row>
      </table:table>
      <text:p text:style-name="P1"/>
      <text:p text:style-name="P1">3.DIFFERENCE BETWEEN USER EXPERIENCE AND USABILITY</text:p>
      <text:p text:style-name="P2"/>
      <table:table table:name="Table2" table:style-name="Table2">
        <table:table-column table:style-name="Table2.A"/>
        <table:table-column table:style-name="Table2.B"/>
        <table:table-row table:style-name="TableLine94330511661872">
          <table:table-cell table:style-name="Table2.A1" office:value-type="string">
            <text:p text:style-name="P5">USER EXPERIENCE</text:p>
          </table:table-cell>
          <table:table-cell table:style-name="Table2.B1" office:value-type="string">
            <text:p text:style-name="P6">USABILITY</text:p>
          </table:table-cell>
        </table:table-row>
        <table:table-row table:style-name="TableLine94330511670512">
          <table:table-cell table:style-name="Table2.A2" office:value-type="string">
            <text:p text:style-name="P6">Focuses more on making product more useful and valuable.</text:p>
          </table:table-cell>
          <table:table-cell table:style-name="Table2.B2" office:value-type="string">
            <text:p text:style-name="P6">Focuses more on making product more easy and intuitive to use</text:p>
          </table:table-cell>
        </table:table-row>
        <table:table-row table:style-name="TableLine94330556921232">
          <table:table-cell table:style-name="Table2.A2" office:value-type="string">
            <text:p text:style-name="P6">Creates emotional connection products.</text:p>
          </table:table-cell>
          <table:table-cell table:style-name="Table2.B2" office:value-type="string">
            <text:p text:style-name="P6">Minimizing steps and red blocks while using the products.</text:p>
          </table:table-cell>
        </table:table-row>
        <table:table-row table:style-name="TableLine94330557043472">
          <table:table-cell table:style-name="Table2.A2" office:value-type="string">
            <text:p text:style-name="P6">It is more of how the users feel about the product.</text:p>
          </table:table-cell>
          <table:table-cell table:style-name="Table2.B2" office:value-type="string">
            <text:p text:style-name="P6">It is more of how the users use the product an d steps they use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22:46:16.533498905</meta:creation-date>
    <meta:editing-duration>PT20M3S</meta:editing-duration>
    <meta:editing-cycles>2</meta:editing-cycles>
    <meta:generator>LibreOffice/6.4.7.2$Linux_X86_64 LibreOffice_project/40$Build-2</meta:generator>
    <dc:date>2023-01-31T22:46:22.777384349</dc:date>
    <meta:document-statistic meta:table-count="2" meta:image-count="0" meta:object-count="0" meta:page-count="1" meta:paragraph-count="23" meta:word-count="169" meta:character-count="981" meta:non-whitespace-character-count="835"/>
  </office:meta>
</office:document-meta>
</file>